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8 – DOB</text:p>
      <text:p text:style-name="P1">43 – first love (Reg Knightedrock)</text:p>
      <text:p text:style-name="P1">48 – engineer career starts</text:p>
      <text:p text:style-name="P1">52 – wedge discovered</text:p>
      <text:p text:style-name="P1">53 – The Fated Scars was created</text:p>
      <text:p text:style-name="P1">62 – broke up with first love (Reg Knightedrock)</text:p>
      <text:p text:style-name="P1">69, 70 – fell in love and married first husband (Stakud Strangegears)</text:p>
      <text:p text:style-name="P1">78 - first husband divorced (Stakud Strangegears)</text:p>
      <text:p text:style-name="P1">80 – new lover (ushrir Bootworship)</text:p>
      <text:p text:style-name="P1">80 – discovery of the warded lock</text:p>
      <text:p text:style-name="P1">87 – broke up with lover (ushrir Bootworship)</text:p>
      <text:p text:style-name="P1">87, 89 – new lover and future husband (Ducim Workardent)</text:p>
      <text:p text:style-name="P1">94 – lever discovered</text:p>
      <text:p text:style-name="P1">95 – became captain of the guard</text:p>
      <text:p text:style-name="P1">99 – incident involving Vucar Spellboulder set Mafol on the path to necromancy</text:p>
      <text:p text:style-name="P1">100 – quest for necromancy begins</text:p>
      <text:p text:style-name="P1">103 – Ducim joins in on Mafol's quest</text:p>
      <text:p text:style-name="P1">105 – Zulban Namegames teaches Ducim necromancy</text:p>
      <text:p text:style-name="P1">106 – Ducim teaches Mafol necromancy, she then assumes the identity of "Shortyears the Grizzly" and moves to the tower of Visedwound where Ducim resi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5M6S</meta:editing-duration>
    <meta:editing-cycles>4</meta:editing-cycles>
    <meta:generator>OpenOffice/4.1.13$Win32 OpenOffice.org_project/4113m1$Build-9810</meta:generator>
    <dc:date>2023-02-14T21:25:46.93</dc:date>
    <dc:creator>Jakub </dc:creator>
    <meta:document-statistic meta:table-count="0" meta:image-count="0" meta:object-count="0" meta:page-count="1" meta:paragraph-count="19" meta:word-count="154" meta:character-count="857"/>
    <meta:user-defined meta:name="Info 1"/>
    <meta:user-defined meta:name="Info 2"/>
    <meta:user-defined meta:name="Info 3"/>
    <meta:user-defined meta:name="Info 4"/>
  </office:meta>
</office:document-meta>
</file>